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udio2.wav</text:p>
          </table:table-cell>
          <table:table-cell office:value-type="float" office:value="316002" calcext:value-type="float">
            <text:p>316002</text:p>
          </table:table-cell>
          <table:table-cell/>
          <table:table-cell office:value-type="string" calcext:value-type="string">
            <text:p>audio2.wav.rlemapa</text:p>
          </table:table-cell>
          <table:table-cell office:value-type="float" office:value="315928" calcext:value-type="float">
            <text:p>315928</text:p>
          </table:table-cell>
          <table:table-cell/>
          <table:table-cell office:value-type="string" calcext:value-type="string">
            <text:p>audio2_2.wav</text:p>
          </table:table-cell>
          <table:table-cell office:value-type="float" office:value="316001" calcext:value-type="float">
            <text:p>316001</text:p>
          </table:table-cell>
          <table:table-cell table:formula="of:=IF([.B1]=[.H1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udio3.wav</text:p>
          </table:table-cell>
          <table:table-cell office:value-type="float" office:value="869028" calcext:value-type="float">
            <text:p>869028</text:p>
          </table:table-cell>
          <table:table-cell/>
          <table:table-cell office:value-type="string" calcext:value-type="string">
            <text:p>audio3.wav.rlemapa</text:p>
          </table:table-cell>
          <table:table-cell office:value-type="float" office:value="856106" calcext:value-type="float">
            <text:p>856106</text:p>
          </table:table-cell>
          <table:table-cell/>
          <table:table-cell office:value-type="string" calcext:value-type="string">
            <text:p>audio_2.wav</text:p>
          </table:table-cell>
          <table:table-cell office:value-type="float" office:value="3009873" calcext:value-type="float">
            <text:p>3009873</text:p>
          </table:table-cell>
          <table:table-cell table:formula="of:=IF([.B2]=[.H2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udio4.wav</text:p>
          </table:table-cell>
          <table:table-cell office:value-type="float" office:value="261262" calcext:value-type="float">
            <text:p>261262</text:p>
          </table:table-cell>
          <table:table-cell/>
          <table:table-cell office:value-type="string" calcext:value-type="string">
            <text:p>audio4.wav.rlemapa</text:p>
          </table:table-cell>
          <table:table-cell office:value-type="float" office:value="261239" calcext:value-type="float">
            <text:p>261239</text:p>
          </table:table-cell>
          <table:table-cell/>
          <table:table-cell office:value-type="string" calcext:value-type="string">
            <text:p>audio3_2.wav</text:p>
          </table:table-cell>
          <table:table-cell office:value-type="float" office:value="869034" calcext:value-type="float">
            <text:p>869034</text:p>
          </table:table-cell>
          <table:table-cell table:formula="of:=IF([.B3]=[.H3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udio.wav</text:p>
          </table:table-cell>
          <table:table-cell office:value-type="float" office:value="3009870" calcext:value-type="float">
            <text:p>3009870</text:p>
          </table:table-cell>
          <table:table-cell/>
          <table:table-cell office:value-type="string" calcext:value-type="string">
            <text:p>audio.wav.rlemapa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udio4_2.wav</text:p>
          </table:table-cell>
          <table:table-cell office:value-type="float" office:value="261262" calcext:value-type="float">
            <text:p>261262</text:p>
          </table:table-cell>
          <table:table-cell table:formula="of:=IF([.B4]=[.H4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highway.wav</text:p>
          </table:table-cell>
          <table:table-cell office:value-type="float" office:value="8533723" calcext:value-type="float">
            <text:p>8533723</text:p>
          </table:table-cell>
          <table:table-cell/>
          <table:table-cell office:value-type="string" calcext:value-type="string">
            <text:p>highway.wav.rlemapa</text:p>
          </table:table-cell>
          <table:table-cell office:value-type="float" office:value="8447839" calcext:value-type="float">
            <text:p>8447839</text:p>
          </table:table-cell>
          <table:table-cell/>
          <table:table-cell office:value-type="string" calcext:value-type="string">
            <text:p>highway_2.wav</text:p>
          </table:table-cell>
          <table:table-cell office:value-type="float" office:value="8533722" calcext:value-type="float">
            <text:p>8533722</text:p>
          </table:table-cell>
          <table:table-cell table:formula="of:=IF([.B5]=[.H5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10.bmp</text:p>
          </table:table-cell>
          <table:table-cell office:value-type="float" office:value="1163198" calcext:value-type="float">
            <text:p>1163198</text:p>
          </table:table-cell>
          <table:table-cell/>
          <table:table-cell office:value-type="string" calcext:value-type="string">
            <text:p>test10.bmp.rlemapa</text:p>
          </table:table-cell>
          <table:table-cell office:value-type="float" office:value="1163182" calcext:value-type="float">
            <text:p>1163182</text:p>
          </table:table-cell>
          <table:table-cell/>
          <table:table-cell office:value-type="string" calcext:value-type="string">
            <text:p>test10_2.bmp</text:p>
          </table:table-cell>
          <table:table-cell office:value-type="float" office:value="1163198" calcext:value-type="float">
            <text:p>1163198</text:p>
          </table:table-cell>
          <table:table-cell table:formula="of:=IF([.B6]=[.H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1.bmp</text:p>
          </table:table-cell>
          <table:table-cell office:value-type="float" office:value="44264" calcext:value-type="float">
            <text:p>44264</text:p>
          </table:table-cell>
          <table:table-cell/>
          <table:table-cell office:value-type="string" calcext:value-type="string">
            <text:p>test11.bmp.rlemapa</text:p>
          </table:table-cell>
          <table:table-cell office:value-type="float" office:value="5689" calcext:value-type="float">
            <text:p>5689</text:p>
          </table:table-cell>
          <table:table-cell/>
          <table:table-cell office:value-type="string" calcext:value-type="string">
            <text:p>test11_2.bmp</text:p>
          </table:table-cell>
          <table:table-cell office:value-type="float" office:value="44270" calcext:value-type="float">
            <text:p>44270</text:p>
          </table:table-cell>
          <table:table-cell table:formula="of:=IF([.B7]=[.H7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12.bmp</text:p>
          </table:table-cell>
          <table:table-cell office:value-type="float" office:value="309464" calcext:value-type="float">
            <text:p>309464</text:p>
          </table:table-cell>
          <table:table-cell/>
          <table:table-cell office:value-type="string" calcext:value-type="string">
            <text:p>test12.bmp.rlemapa</text:p>
          </table:table-cell>
          <table:table-cell office:value-type="float" office:value="85103" calcext:value-type="float">
            <text:p>85103</text:p>
          </table:table-cell>
          <table:table-cell/>
          <table:table-cell office:value-type="string" calcext:value-type="string">
            <text:p>test12_2.bmp</text:p>
          </table:table-cell>
          <table:table-cell office:value-type="float" office:value="309464" calcext:value-type="float">
            <text:p>309464</text:p>
          </table:table-cell>
          <table:table-cell table:formula="of:=IF([.B8]=[.H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3.bmp</text:p>
          </table:table-cell>
          <table:table-cell office:value-type="float" office:value="16000138" calcext:value-type="float">
            <text:p>16000138</text:p>
          </table:table-cell>
          <table:table-cell/>
          <table:table-cell office:value-type="string" calcext:value-type="string">
            <text:p>test13.bmp.rlemapa</text:p>
          </table:table-cell>
          <table:table-cell office:value-type="float" office:value="8440758" calcext:value-type="float">
            <text:p>8440758</text:p>
          </table:table-cell>
          <table:table-cell/>
          <table:table-cell office:value-type="string" calcext:value-type="string">
            <text:p>test13_2.bmp</text:p>
          </table:table-cell>
          <table:table-cell office:value-type="float" office:value="16000138" calcext:value-type="float">
            <text:p>16000138</text:p>
          </table:table-cell>
          <table:table-cell table:formula="of:=IF([.B9]=[.H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14.bmp</text:p>
          </table:table-cell>
          <table:table-cell office:value-type="float" office:value="131554" calcext:value-type="float">
            <text:p>131554</text:p>
          </table:table-cell>
          <table:table-cell/>
          <table:table-cell office:value-type="string" calcext:value-type="string">
            <text:p>test14.bmp.rlemapa</text:p>
          </table:table-cell>
          <table:table-cell office:value-type="float" office:value="76746" calcext:value-type="float">
            <text:p>76746</text:p>
          </table:table-cell>
          <table:table-cell/>
          <table:table-cell office:value-type="string" calcext:value-type="string">
            <text:p>test14_2.bmp</text:p>
          </table:table-cell>
          <table:table-cell office:value-type="float" office:value="131599" calcext:value-type="float">
            <text:p>131599</text:p>
          </table:table-cell>
          <table:table-cell table:formula="of:=IF([.B10]=[.H10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15.bmp</text:p>
          </table:table-cell>
          <table:table-cell office:value-type="float" office:value="693122" calcext:value-type="float">
            <text:p>693122</text:p>
          </table:table-cell>
          <table:table-cell/>
          <table:table-cell office:value-type="string" calcext:value-type="string">
            <text:p>test15.bmp.rlemapa</text:p>
          </table:table-cell>
          <table:table-cell office:value-type="float" office:value="345212" calcext:value-type="float">
            <text:p>345212</text:p>
          </table:table-cell>
          <table:table-cell/>
          <table:table-cell office:value-type="string" calcext:value-type="string">
            <text:p>test15_2.bmp</text:p>
          </table:table-cell>
          <table:table-cell office:value-type="float" office:value="693121" calcext:value-type="float">
            <text:p>693121</text:p>
          </table:table-cell>
          <table:table-cell table:formula="of:=IF([.B11]=[.H11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1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1.bmp.rlemap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est1_2.bmp</text:p>
          </table:table-cell>
          <table:table-cell office:value-type="float" office:value="445" calcext:value-type="float">
            <text:p>445</text:p>
          </table:table-cell>
          <table:table-cell table:formula="of:=IF([.B12]=[.H12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2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2.bmp.rlemap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est2_2.bmp</text:p>
          </table:table-cell>
          <table:table-cell office:value-type="float" office:value="442" calcext:value-type="float">
            <text:p>442</text:p>
          </table:table-cell>
          <table:table-cell table:formula="of:=IF([.B13]=[.H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3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3.bmp.rlemapa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test3_2.bmp</text:p>
          </table:table-cell>
          <table:table-cell office:value-type="float" office:value="442" calcext:value-type="float">
            <text:p>442</text:p>
          </table:table-cell>
          <table:table-cell table:formula="of:=IF([.B14]=[.H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4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4.bmp.rlemapa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test4_2.bmp</text:p>
          </table:table-cell>
          <table:table-cell office:value-type="float" office:value="442" calcext:value-type="float">
            <text:p>442</text:p>
          </table:table-cell>
          <table:table-cell table:formula="of:=IF([.B15]=[.H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5.bm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5.bmp.rlemapa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test5_2.bmp</text:p>
          </table:table-cell>
          <table:table-cell office:value-type="float" office:value="442" calcext:value-type="float">
            <text:p>442</text:p>
          </table:table-cell>
          <table:table-cell table:formula="of:=IF([.B16]=[.H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6.bmp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est6.bmp.rlemapa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test6_2.bmp</text:p>
          </table:table-cell>
          <table:table-cell office:value-type="float" office:value="170" calcext:value-type="float">
            <text:p>170</text:p>
          </table:table-cell>
          <table:table-cell table:formula="of:=IF([.B17]=[.H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7.bmp</text:p>
          </table:table-cell>
          <table:table-cell office:value-type="float" office:value="10922" calcext:value-type="float">
            <text:p>10922</text:p>
          </table:table-cell>
          <table:table-cell/>
          <table:table-cell office:value-type="string" calcext:value-type="string">
            <text:p>test7.bmp.rlemapa</text:p>
          </table:table-cell>
          <table:table-cell office:value-type="float" office:value="8216" calcext:value-type="float">
            <text:p>8216</text:p>
          </table:table-cell>
          <table:table-cell/>
          <table:table-cell office:value-type="string" calcext:value-type="string">
            <text:p>test7_2.bmp</text:p>
          </table:table-cell>
          <table:table-cell office:value-type="float" office:value="10922" calcext:value-type="float">
            <text:p>10922</text:p>
          </table:table-cell>
          <table:table-cell table:formula="of:=IF([.B18]=[.H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test8.bmp</text:p>
          </table:table-cell>
          <table:table-cell office:value-type="float" office:value="20138" calcext:value-type="float">
            <text:p>20138</text:p>
          </table:table-cell>
          <table:table-cell/>
          <table:table-cell office:value-type="string" calcext:value-type="string">
            <text:p>test8.bmp.rlemapa</text:p>
          </table:table-cell>
          <table:table-cell office:value-type="float" office:value="15076" calcext:value-type="float">
            <text:p>15076</text:p>
          </table:table-cell>
          <table:table-cell/>
          <table:table-cell office:value-type="string" calcext:value-type="string">
            <text:p>test8_2.bmp</text:p>
          </table:table-cell>
          <table:table-cell office:value-type="float" office:value="20141" calcext:value-type="float">
            <text:p>20141</text:p>
          </table:table-cell>
          <table:table-cell table:formula="of:=IF([.B19]=[.H19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9.bmp</text:p>
          </table:table-cell>
          <table:table-cell office:value-type="float" office:value="500138" calcext:value-type="float">
            <text:p>500138</text:p>
          </table:table-cell>
          <table:table-cell/>
          <table:table-cell office:value-type="string" calcext:value-type="string">
            <text:p>test9.bmp.rlemapa</text:p>
          </table:table-cell>
          <table:table-cell office:value-type="float" office:value="413885" calcext:value-type="float">
            <text:p>413885</text:p>
          </table:table-cell>
          <table:table-cell/>
          <table:table-cell office:value-type="string" calcext:value-type="string">
            <text:p>test9_2.bmp</text:p>
          </table:table-cell>
          <table:table-cell office:value-type="float" office:value="500303" calcext:value-type="float">
            <text:p>500303</text:p>
          </table:table-cell>
          <table:table-cell table:formula="of:=IF([.B20]=[.H20];&quot;SI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test.bm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est.bmp.rlemap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est_2.bmp</text:p>
          </table:table-cell>
          <table:table-cell office:value-type="float" office:value="126" calcext:value-type="float">
            <text:p>126</text:p>
          </table:table-cell>
          <table:table-cell table:formula="of:=IF([.B21]=[.H21];&quot;SI&quot;;&quot;NO&quot;)" office:value-type="string" office:string-value="SI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ys </meta:initial-creator>
    <meta:creation-date>2015-11-24T20:55:18.504737909</meta:creation-date>
    <dc:date>2015-11-24T21:33:45.155753437</dc:date>
    <dc:creator>Parys </dc:creator>
    <meta:editing-duration>PT23M16S</meta:editing-duration>
    <meta:editing-cycles>1</meta:editing-cycles>
    <meta:document-statistic meta:table-count="1" meta:cell-count="147" meta:object-count="0"/>
    <meta:generator>LibreOffice/5.0.3.2$Linux_X86_64 LibreOffice_project/00m0$Build-2</meta:generator>
  </office:meta>
</office:document-meta>
</file>